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1.039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2">
          <draw:rect draw:style-name="gr1" draw:text-style-name="P1" draw:layer="layout" svg:width="5.159cm" svg:height="1.192cm" svg:x="6.484cm" svg:y="2.883cm" draw:corner-radius="0.5cm">
            <text:p/>
          </draw:rect>
          <draw:frame draw:style-name="gr2" draw:text-style-name="P3" draw:layer="layout" svg:width="5.133cm" svg:height="0.738cm" svg:x="6.601cm" svg:y="3.055cm">
            <draw:text-box>
              <text:p text:style-name="P2"><text:span text:style-name="T1">languages/pico/extract/Pico</text:span></text:p>
            </draw:text-box>
          </draw:frame>
        </draw:g>
        <draw:g>
          <draw:rect draw:style-name="gr3" draw:text-style-name="P1" draw:layer="layout" svg:width="3.515cm" svg:height="1.192cm" svg:x="4.423cm" svg:y="5.848cm" draw:corner-radius="0.5cm">
            <text:p/>
          </draw:rect>
          <draw:frame draw:style-name="gr4" draw:text-style-name="P3" draw:layer="layout" svg:width="3.228cm" svg:height="0.738cm" svg:x="4.673cm" svg:y="6.044cm">
            <draw:text-box>
              <text:p text:style-name="P2"><text:span text:style-name="T1">utilities/PosInfo</text:span></text:p>
            </draw:text-box>
          </draw:frame>
        </draw:g>
        <draw:g draw:id="id1">
          <draw:rect draw:style-name="gr5" draw:text-style-name="P1" draw:layer="layout" svg:width="5.428cm" svg:height="1.192cm" svg:x="6.405cm" svg:y="0.313cm" draw:corner-radius="0.5cm">
            <text:p/>
          </draw:rect>
          <draw:frame draw:style-name="gr6" draw:text-style-name="P3" draw:layer="layout" svg:width="4.968cm" svg:height="0.738cm" svg:x="6.543cm" svg:y="0.537cm">
            <draw:text-box>
              <text:p text:style-name="P2"><text:span text:style-name="T1">languages/pico/syntax/Pico</text:span></text:p>
            </draw:text-box>
          </draw:frame>
        </draw:g>
        <draw:g>
          <draw:rect draw:style-name="gr7" draw:text-style-name="P1" draw:layer="layout" svg:width="3.626cm" svg:height="1.192cm" svg:x="10.855cm" svg:y="5.945cm" draw:corner-radius="0.5cm">
            <text:p/>
          </draw:rect>
          <draw:frame draw:style-name="gr8" draw:text-style-name="P3" draw:layer="layout" svg:width="3.127cm" svg:height="0.738cm" svg:x="10.975cm" svg:y="6.141cm">
            <draw:text-box>
              <text:p text:style-name="P2"><text:span text:style-name="T1">utilities/Parsing</text:span></text:p>
            </draw:text-box>
          </draw:frame>
        </draw:g>
        <draw:g>
          <draw:rect draw:style-name="gr9" draw:text-style-name="P1" draw:layer="layout" svg:width="3.198cm" svg:height="1.192cm" svg:x="13.163cm" svg:y="2.883cm" draw:corner-radius="0.5cm">
            <text:p/>
          </draw:rect>
          <draw:frame draw:style-name="gr10" draw:text-style-name="P3" draw:layer="layout" svg:width="2.97cm" svg:height="0.738cm" svg:x="13.413cm" svg:y="3.079cm">
            <draw:text-box>
              <text:p text:style-name="P2"><text:span text:style-name="T1">basic/Integers</text:span></text:p>
            </draw:text-box>
          </draw:frame>
        </draw:g>
        <draw:g>
          <draw:rect draw:style-name="gr11" draw:text-style-name="P4" draw:layer="layout" svg:width="3.198cm" svg:height="1.192cm" svg:x="1.894cm" svg:y="2.883cm" draw:corner-radius="0.5cm">
            <text:p/>
          </draw:rect>
          <draw:frame draw:style-name="gr12" draw:text-style-name="P6" draw:layer="layout" svg:width="3.296cm" svg:height="0.738cm" svg:x="1.88cm" svg:y="3.103cm">
            <draw:text-box>
              <text:p text:style-name="P5"><text:span text:style-name="T1">utilities/RStores</text:span></text:p>
            </draw:text-box>
          </draw:frame>
        </draw:g>
        <draw:line draw:style-name="gr13" draw:text-style-name="P7" draw:layer="layout" svg:x1="12.819cm" svg:y1="5.943cm" svg:x2="10.367cm" svg:y2="4.113cm">
          <text:p/>
        </draw:line>
        <draw:line draw:style-name="gr13" draw:text-style-name="P7" draw:layer="layout" svg:x1="13.133cm" svg:y1="3.479cm" svg:x2="11.616cm" svg:y2="3.479cm">
          <text:p/>
        </draw:line>
        <draw:connector draw:style-name="gr14" draw:text-style-name="P7" draw:layer="layout" draw:type="line" svg:x1="9.119cm" svg:y1="1.505cm" svg:x2="9.109cm" svg:y2="2.883cm" draw:start-shape="id1" draw:start-glue-point="2" draw:end-shape="id2" draw:end-glue-point="0">
          <text:p/>
        </draw:connector>
        <draw:line draw:style-name="gr13" draw:text-style-name="P7" draw:layer="layout" svg:x1="6.205cm" svg:y1="5.895cm" svg:x2="8.178cm" svg:y2="4.089cm">
          <text:p/>
        </draw:line>
        <draw:line draw:style-name="gr13" draw:text-style-name="P7" draw:layer="layout" svg:x1="5.123cm" svg:y1="3.512cm" svg:x2="6.494cm" svg:y2="3.5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8-20T15:59:35</meta:creation-date>
    <dc:date>2007-08-31T12:01:05</dc:date>
    <dc:language>en-US</dc:language>
    <meta:editing-cycles>11</meta:editing-cycles>
    <meta:editing-duration>PT1H13M9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